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fo:font-size="11pt" officeooo:paragraph-rsid="000b0262" style:font-size-asian="11pt" style:font-size-complex="11pt"/>
    </style:style>
    <style:style style:name="P2" style:family="paragraph" style:parent-style-name="Standard">
      <style:text-properties fo:font-size="11pt" officeooo:rsid="000b0262" officeooo:paragraph-rsid="000b0262" style:font-size-asian="11pt" style:font-size-complex="11pt"/>
    </style:style>
    <style:style style:name="P3" style:family="paragraph" style:parent-style-name="Standard">
      <style:paragraph-properties style:writing-mode="lr-tb"/>
      <style:text-properties fo:font-size="11pt" officeooo:rsid="000b0262" officeooo:paragraph-rsid="000b0262" style:font-size-asian="11pt" style:font-size-complex="11pt"/>
    </style:style>
    <style:style style:name="P4" style:family="paragraph" style:parent-style-name="Standard" style:list-style-name="L1">
      <style:text-properties fo:font-size="11pt" officeooo:rsid="000b0262" officeooo:paragraph-rsid="000b0262" style:font-size-asian="11pt" style:font-size-complex="11pt"/>
    </style:style>
    <style:style style:name="P5" style:family="paragraph" style:parent-style-name="Table_20_Contents">
      <style:text-properties fo:font-size="11pt" style:font-size-asian="11pt" style:font-size-complex="11pt"/>
    </style:style>
    <style:style style:name="P6" style:family="paragraph" style:parent-style-name="Standard">
      <style:text-properties fo:font-size="11pt" officeooo:paragraph-rsid="000d81b4" style:font-size-asian="11pt" style:font-size-complex="11pt"/>
    </style:style>
    <style:style style:name="P7" style:family="paragraph" style:parent-style-name="Standard">
      <style:text-properties fo:font-size="11pt" officeooo:rsid="000b0262" officeooo:paragraph-rsid="000d81b4" style:font-size-asian="11pt" style:font-size-complex="11pt"/>
    </style:style>
    <style:style style:name="P8" style:family="paragraph" style:parent-style-name="Standard">
      <style:paragraph-properties style:writing-mode="lr-tb"/>
      <style:text-properties fo:font-size="11pt" officeooo:rsid="000b0262" officeooo:paragraph-rsid="000d81b4" style:font-size-asian="11pt" style:font-size-complex="11pt"/>
    </style:style>
    <style:style style:name="P9" style:family="paragraph" style:parent-style-name="Standard" style:list-style-name="L1">
      <style:text-properties fo:font-size="11pt" officeooo:rsid="000b0262" officeooo:paragraph-rsid="000d81b4" style:font-size-asian="11pt" style:font-size-complex="11pt"/>
    </style:style>
    <style:style style:name="P10" style:family="paragraph" style:parent-style-name="Table_20_Contents">
      <style:text-properties fo:font-size="11pt" officeooo:paragraph-rsid="000d81b4" style:font-size-asian="11pt" style:font-size-complex="11pt"/>
    </style:style>
    <style:style style:name="T1" style:family="text">
      <style:text-properties officeooo:rsid="000b0262"/>
    </style:style>
    <text:list-style style:name="L1">
      <text:list-level-style-bullet text:level="1" text:style-name="Bullet_20_Symbols" loext:num-list-format="%1%" text:bullet-char="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ppsala Makerspace survey 2025-03-15: önskade versamheter</text:span></text:p>
      <text:p text:style-name="P2"/>
      <text:p text:style-name="P3">Vilka versamheter önskar dig att göra hos Uppsala Makerspace?</text:p>
      <text:p text:style-name="P2">Which activities would you enjoy at the Uppala Makerspace?</text:p>
      <text:p text:style-name="P2"/>
      <text:list text:style-name="L1">
        <text:list-item>
          <text:p text:style-name="P4">3d skrivare/3d printers</text:p>
        </text:list-item>
        <text:list-item>
          <text:p text:style-name="P4">Keramik/Ceramics</text:p>
        </text:list-item>
        <text:list-item>
          <text:p text:style-name="P4">Laserskärare/laser cutter</text:p>
        </text:list-item>
        <text:list-item>
          <text:p text:style-name="P4">Metall/metal</text:p>
        </text:list-item>
        <text:list-item>
          <text:p text:style-name="P4">Modeltåg/model train</text:p>
        </text:list-item>
        <text:list-item>
          <text:p text:style-name="P4">Textil/textile</text:p>
        </text:list-item>
        <text:list-item>
          <text:p text:style-name="P4">Trä/wood</text:p>
        </text:list-item>
        <text:list-item>
          <text:p text:style-name="P4">Vinylskärare/vinyl cutter</text:p>
        </text:list-item>
        <text:list-item>
          <text:p text:style-name="P4">Andra verksamheter/other activities: skriv nedåt/write down below</text:p>
        </text:list-item>
      </text:list>
      <text:p text:style-name="P2"/>
      <text:p text:style-name="P2">Andra verksamheter/other activities: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1">Uppsala Makerspace survey 2025-03-15: önskade versamheter</text:span></text:p>
      <text:p text:style-name="P7"/>
      <text:p text:style-name="P8">Vilka versamheter önskar dig att göra hos Uppsala Makerspace?</text:p>
      <text:p text:style-name="P7">Which activities would you enjoy at the Uppala Makerspace?</text:p>
      <text:p text:style-name="P7"/>
      <text:list text:continue-numbering="true" text:style-name="L1">
        <text:list-item>
          <text:p text:style-name="P9">3d skrivare/3d printers</text:p>
        </text:list-item>
        <text:list-item>
          <text:p text:style-name="P9">Keramik/Ceramics</text:p>
        </text:list-item>
        <text:list-item>
          <text:p text:style-name="P9">Laserskärare/laser cutter</text:p>
        </text:list-item>
        <text:list-item>
          <text:p text:style-name="P9">Metall/metal</text:p>
        </text:list-item>
        <text:list-item>
          <text:p text:style-name="P9">Modeltåg/model train</text:p>
        </text:list-item>
        <text:list-item>
          <text:p text:style-name="P9">Textil/textile</text:p>
        </text:list-item>
        <text:list-item>
          <text:p text:style-name="P9">Trä/wood</text:p>
        </text:list-item>
        <text:list-item>
          <text:p text:style-name="P9">Vinylskärare/vinyl cutter</text:p>
        </text:list-item>
        <text:list-item>
          <text:p text:style-name="P9">Andra verksamheter/other activities: skriv nedåt/write down below</text:p>
        </text:list-item>
      </text:list>
      <text:p text:style-name="P7"/>
      <text:p text:style-name="P7">Andra verksamheter/other activities:</text:p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08:51:57.027477644</meta:creation-date>
    <dc:date>2025-03-15T09:15:58.558882473</dc:date>
    <meta:editing-duration>PT2M24S</meta:editing-duration>
    <meta:editing-cycles>3</meta:editing-cycles>
    <meta:generator>LibreOffice/24.8.5.2$Linux_X86_64 LibreOffice_project/27b361b745d0ea8f99bc93dfcb7a39098dfa5fff</meta:generator>
    <meta:document-statistic meta:table-count="2" meta:image-count="0" meta:object-count="0" meta:page-count="1" meta:paragraph-count="26" meta:word-count="112" meta:character-count="858" meta:non-whitespace-character-count="790"/>
  </office:meta>
</office:document-meta>
</file>